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0.64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.42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.449cm" fo:min-width="1.0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43cm" svg:height="1.524cm" svg:x="3.667cm" svg:y="3.605cm">
          <text:p text:style-name="P1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2.032cm" svg:height="0.725cm" svg:x="3.286cm" svg:y="5.256cm">
          <draw:text-box>
            <text:p text:style-name="P2"><text:span text:style-name="T2">tbl_user</text:span></text:p>
          </draw:text-box>
        </draw:frame>
        <draw:custom-shape draw:style-name="gr3" draw:text-style-name="P1" xml:id="id2" draw:id="id2" draw:layer="layout" svg:width="2.921cm" svg:height="1.905cm" svg:x="7.223cm" svg:y="5.572cm">
          <text:p text:style-name="P1"><text:span text:style-name="T1">Login Form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4.81cm" svg:y1="4.367cm" svg:x2="7.223cm" svg:y2="6.524cm" draw:start-shape="id1" draw:start-glue-point="8" draw:end-shape="id2" draw:end-glue-point="3" svg:d="M4810 4367h1206v2157h1207" svg:viewBox="0 0 2414 2158">
          <text:p/>
        </draw:connector>
        <draw:custom-shape draw:style-name="gr5" draw:text-style-name="P5" xml:id="id3" draw:id="id3" draw:layer="layout" svg:width="1.27cm" svg:height="1.27cm" svg:x="8.039cm" svg:y="9.38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4" draw:layer="layout" draw:type="line" svg:x1="8.674cm" svg:y1="9.382cm" svg:x2="8.683cm" svg:y2="7.477cm" draw:start-shape="id3" draw:start-glue-point="4" draw:end-shape="id2" draw:end-glue-point="2" svg:d="M8674 9382l9-1905" svg:viewBox="0 0 10 1906">
          <text:p/>
        </draw:connector>
        <draw:custom-shape draw:style-name="gr3" draw:text-style-name="P1" xml:id="id4" draw:id="id4" draw:layer="layout" svg:width="2.921cm" svg:height="1.905cm" svg:x="11.668cm" svg:y="3.451cm">
          <text:p text:style-name="P1"><text:span text:style-name="T1">Admin</text:span></text:p>
          <text:p text:style-name="P1"><text:span text:style-name="T1">Dashboar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.921cm" svg:height="1.905cm" svg:x="11.668cm" svg:y="7.477cm">
          <text:p text:style-name="P1"><text:span text:style-name="T1">User</text:span></text:p>
          <text:p text:style-name="P1"><text:span text:style-name="T1">Dashboar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144cm" svg:y1="6.524cm" svg:x2="11.668cm" svg:y2="4.403cm" draw:start-shape="id2" draw:start-glue-point="1" draw:end-shape="id4" draw:end-glue-point="3" svg:d="M10144 6524h761v-2121h763" svg:viewBox="0 0 1525 2122">
          <text:p/>
        </draw:connector>
        <draw:connector draw:style-name="gr4" draw:text-style-name="P4" draw:layer="layout" svg:x1="10.144cm" svg:y1="6.524cm" svg:x2="11.668cm" svg:y2="8.429cm" draw:start-shape="id2" draw:start-glue-point="1" draw:end-shape="id5" draw:end-glue-point="3" svg:d="M10144 6524h761v1905h763" svg:viewBox="0 0 1525 1906">
          <text:p/>
        </draw:connector>
        <draw:custom-shape draw:style-name="gr3" draw:text-style-name="P1" xml:id="id6" draw:id="id6" draw:layer="layout" svg:width="2.921cm" svg:height="1.905cm" svg:x="16.621cm" svg:y="5.953cm">
          <text:p text:style-name="P1"><text:span text:style-name="T1">Revinue</text:span></text:p>
          <text:p text:style-name="P1"><text:span text:style-name="T1">Repor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.921cm" svg:height="1.905cm" svg:x="16.621cm" svg:y="9.128cm">
          <text:p text:style-name="P1"><text:span text:style-name="T1">User Repor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2.921cm" svg:height="1.905cm" svg:x="16.621cm" svg:y="12.028cm">
          <text:p text:style-name="P1"><text:span text:style-name="T1">CP Repor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.589cm" svg:y1="8.429cm" svg:x2="16.621cm" svg:y2="6.905cm" draw:start-shape="id5" draw:start-glue-point="1" draw:end-shape="id6" draw:end-glue-point="3" svg:d="M14589 8429h1015v-1524h1017" svg:viewBox="0 0 2033 1525">
          <text:p/>
        </draw:connector>
        <draw:connector draw:style-name="gr4" draw:text-style-name="P4" draw:layer="layout" svg:x1="14.589cm" svg:y1="8.429cm" svg:x2="16.621cm" svg:y2="10.08cm" draw:start-shape="id5" draw:start-glue-point="1" draw:end-shape="id7" draw:end-glue-point="3" svg:d="M14589 8429h1015v1651h1017" svg:viewBox="0 0 2033 1652">
          <text:p/>
        </draw:connector>
        <draw:connector draw:style-name="gr4" draw:text-style-name="P4" draw:layer="layout" svg:x1="14.589cm" svg:y1="8.429cm" svg:x2="16.621cm" svg:y2="12.98cm" draw:start-shape="id5" draw:start-glue-point="1" draw:end-shape="id8" svg:d="M14589 8429h1015v4551h1017" svg:viewBox="0 0 2033 4552">
          <text:p/>
        </draw:connector>
        <draw:frame draw:style-name="gr2" draw:text-style-name="P3" draw:layer="layout" svg:width="2.032cm" svg:height="0.725cm" svg:x="7.858cm" svg:y="10.906cm">
          <draw:text-box>
            <text:p text:style-name="P2"><text:span text:style-name="T2">USER</text:span></text:p>
          </draw:text-box>
        </draw:frame>
        <draw:custom-shape draw:style-name="gr6" draw:text-style-name="P6" draw:layer="layout" svg:width="1.778cm" svg:height="1.397cm" svg:x="20.685cm" svg:y="5.95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5.925cm" svg:height="2.384cm" svg:x="22.59cm" svg:y="5.474cm">
          <draw:text-box>
            <text:p>List&lt;RevenueObj&gt;</text:p>
            <text:p>In DBHandler class</text:p>
            <text:p>Is not complat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reza khatami doost</meta:initial-creator>
    <meta:creation-date>2018-02-11T10:24:45.769807721</meta:creation-date>
    <dc:date>2018-02-11T18:55:43.666362998</dc:date>
    <dc:creator>alireza khatami doost</dc:creator>
    <meta:editing-duration>PT8H10M37S</meta:editing-duration>
    <meta:editing-cycles>6</meta:editing-cycles>
    <meta:generator>LibreOffice/5.4.4.2$Linux_X86_64 LibreOffice_project/2524958677847fb3bb44820e40380acbe820f960</meta:generator>
    <meta:document-statistic meta:object-count="19"/>
  </office:meta>
</office:document-meta>
</file>